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1.0346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d8ce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41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in"/>
    </style:style>
    <style:style style:name="ce51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start" fo:margin-left="0in"/>
    </style:style>
    <style:style style:name="ce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fo:color="#009900"/>
    </style:style>
    <style:style style:name="ce97" style:family="table-cell" style:parent-style-name="Default">
      <style:text-properties fo:color="#cc0000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Nucleo-F030R8 Pinout" table:style-name="ta1">
        <table:table-column table:style-name="co1" table:default-cell-style-name="ce36"/>
        <table:table-column table:style-name="co2" table:default-cell-style-name="ce42"/>
        <table:table-column table:style-name="co3" table:default-cell-style-name="ce46"/>
        <table:table-column table:style-name="co3" table:default-cell-style-name="Default"/>
        <table:table-column table:style-name="co3" table:default-cell-style-name="ce42"/>
        <table:table-column table:style-name="co4" table:default-cell-style-name="ce42"/>
        <table:table-column table:style-name="co5" table:number-columns-repeated="2" table:default-cell-style-name="Default"/>
        <table:table-column table:style-name="co6" table:default-cell-style-name="ce36"/>
        <table:table-column table:style-name="co7" table:default-cell-style-name="ce42"/>
        <table:table-column table:style-name="co3" table:default-cell-style-name="ce42"/>
        <table:table-column table:style-name="co3" table:default-cell-style-name="ce46"/>
        <table:table-column table:style-name="co3" table:default-cell-style-name="Default"/>
        <table:table-column table:style-name="co5" table:default-cell-style-name="ce42"/>
        <table:table-column table:style-name="co8" table:default-cell-style-name="ce73"/>
        <table:table-column table:style-name="co9" table:default-cell-style-name="ce46"/>
        <table:table-row table:style-name="ro1">
          <table:table-cell table:number-columns-repeated="7"/>
          <table:table-cell table:style-name="ce65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42" office:value-type="string" calcext:value-type="string">
            <text:p>(ST-LINK at Top)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42"/>
          <table:table-cell table:style-name="ce46"/>
          <table:table-cell/>
          <table:table-cell table:style-name="ce123" office:value-type="string" calcext:value-type="string">
            <text:p>MCU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Unused</text:p>
          </table:table-cell>
          <table:table-cell table:style-name="ce147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2"/>
          <table:table-cell table:style-name="Default"/>
          <table:table-cell office:value-type="string" calcext:value-type="string">
            <text:p>PC9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48"/>
          <table:table-cell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2"/>
          <table:table-cell table:style-name="Default"/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48"/>
          <table:table-cell/>
        </table:table-row>
        <table:table-row table:style-name="ro2">
          <table:table-cell/>
          <table:table-cell table:style-name="ce9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5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/>
          <table:table-cell table:style-name="Default"/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48"/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5"/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57" office:value-type="string" calcext:value-type="string">
            <text:p>U5V</text:p>
          </table:table-cell>
          <table:table-cell table:style-name="ce48"/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style-name="ce48"/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9" office:value-type="string" calcext:value-type="string">
            <text:p>3.3V</text:p>
          </table:table-cell>
          <table:table-cell table:number-columns-repeated="2"/>
          <table:table-cell table:style-name="ce26" office:value-type="string" calcext:value-type="string">
            <text:p>Green LED</text:p>
          </table:table-cell>
          <table:table-cell table:style-name="ce10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50" office:value-type="string" calcext:value-type="string">
            <text:p>SPI2_INT (GPIO)</text:p>
          </table:table-cell>
          <table:table-cell/>
        </table:table-row>
        <table:table-row table:style-name="ro2">
          <table:table-cell table:style-name="ce5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Default"/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50" office:value-type="string" calcext:value-type="string">
            <text:p>SPI2_RST (GPIO)</text:p>
          </table:table-cell>
          <table:table-cell/>
        </table:table-row>
        <table:table-row table:style-name="ro2">
          <table:table-cell table:style-name="ce5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9" office:value-type="string" calcext:value-type="string">
            <text:p>3.3V</text:p>
          </table:table-cell>
          <table:table-cell table:number-columns-repeated="2"/>
          <table:table-cell table:style-name="Default"/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50" office:value-type="string" calcext:value-type="string">
            <text:p>SPI2_CS (GPIO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5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4"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48"/>
          <table:table-cell/>
        </table:table-row>
        <table:table-row table:style-name="ro2">
          <table:table-cell/>
          <table:table-cell table:style-name="ce4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45" office:value-type="string" calcext:value-type="string">
            <text:p>GND</text:p>
          </table:table-cell>
          <table:table-cell table:number-columns-repeated="2"/>
          <table:table-cell table:style-name="Default"/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45" office:value-type="string" calcext:value-type="string">
            <text:p>GND</text:p>
          </table:table-cell>
          <table:table-cell table:style-name="ce48"/>
          <table:table-cell/>
        </table:table-row>
        <table:table-row table:style-name="ro2">
          <table:table-cell table:style-name="ce4"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45" office:value-type="string" calcext:value-type="string">
            <text:p>GND</text:p>
          </table:table-cell>
          <table:table-cell/>
          <table:table-cell table:style-name="ce36" office:value-type="string" calcext:value-type="string">
            <text:p>Internal Pull-up</text:p>
          </table:table-cell>
          <table:table-cell table:style-name="ce40" office:value-type="string" calcext:value-type="string">
            <text:p>TIM1_CH2</text:p>
          </table:table-cell>
          <table:table-cell table:style-name="ce73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48"/>
          <table:table-cell/>
        </table:table-row>
        <table:table-row table:style-name="ro2">
          <table:table-cell table:style-name="ce5" office:value-type="string" calcext:value-type="string">
            <text:p>USER_BUTTON</text:p>
          </table:table-cell>
          <table:table-cell table:style-name="ce10"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57" office:value-type="string" calcext:value-type="string">
            <text:p>VIN</text:p>
          </table:table-cell>
          <table:table-cell/>
          <table:table-cell table:style-name="ce36" office:value-type="string" calcext:value-type="string">
            <text:p>Internal Pull-up</text:p>
          </table:table-cell>
          <table:table-cell table:style-name="ce41" office:value-type="string" calcext:value-type="string">
            <text:p>TIM1_CH1</text:p>
          </table:table-cell>
          <table:table-cell table:style-name="ce73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48"/>
          <table:table-cell/>
        </table:table-row>
        <table:table-row table:style-name="ro2">
          <table:table-cell table:style-name="ce5" office:value-type="string" calcext:value-type="string">
            <text:p>(PC14/OSC32_IN)</text:p>
          </table:table-cell>
          <table:table-cell table:style-name="ce10"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2"/>
          <table:table-cell table:style-name="Default"/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50" office:value-type="string" calcext:value-type="string">
            <text:p>SPI2_MOSI</text:p>
          </table:table-cell>
          <table:table-cell/>
        </table:table-row>
        <table:table-row table:style-name="ro2">
          <table:table-cell table:style-name="ce5" office:value-type="string" calcext:value-type="string">
            <text:p>(PC15/OSC32_OUT)</text:p>
          </table:table-cell>
          <table:table-cell table:style-name="ce10"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2"/>
          <table:table-cell table:style-name="Default"/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50" office:value-type="string" calcext:value-type="string">
            <text:p>SPI2_MISO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2"/>
          <table:table-cell table:style-name="Default"/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50" office:value-type="string" calcext:value-type="string">
            <text:p>SPI2_SCK</text:p>
          </table:table-cell>
          <table:table-cell table:style-name="ce38" office:value-type="string" calcext:value-type="string">
            <text:p>Alt Green LED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table:style-name="Default"/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45" office:value-type="string" calcext:value-type="string">
            <text:p>GND</text:p>
          </table:table-cell>
          <table:table-cell table:style-name="ce51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2"/>
          <table:table-cell table:style-name="Default"/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48"/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/>
          <table:table-cell table:style-name="ce26"/>
          <table:table-cell table:style-name="ce5" office:value-type="string" calcext:value-type="string">
            <text:p>UART2_TX / STLINK</text:p>
          </table:table-cell>
          <table:table-cell table:style-name="ce10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40" office:value-type="string" calcext:value-type="string">
            <text:p>INPUT_B</text:p>
          </table:table-cell>
          <table:table-cell office:value-type="string" calcext:value-type="string">
            <text:p>Internal Pull-up</text:p>
          </table:table-cell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/>
          <table:table-cell table:style-name="ce26"/>
          <table:table-cell table:style-name="ce5" office:value-type="string" calcext:value-type="string">
            <text:p>UART2_RX / STLINK</text:p>
          </table:table-cell>
          <table:table-cell table:style-name="ce10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41" office:value-type="string" calcext:value-type="string">
            <text:p>INPUT_A</text:p>
          </table:table-cell>
          <table:table-cell office:value-type="string" calcext:value-type="string">
            <text:p>Internal Pull-up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5"/>
          <table:table-cell table:style-name="Default"/>
          <table:table-cell/>
          <table:table-cell table:style-name="ce42" office:value-type="string" calcext:value-type="string">
            <text:p>\________/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/>
          <table:table-cell table:style-name="ce42" office:value-type="string" calcext:value-type="string">
            <text:p>Bottom Notch</text:p>
          </table:table-cell>
          <table:table-cell/>
          <table:table-cell table:style-name="ce46" office:value-type="string" calcext:value-type="string">
            <text:p>GRN_LED =PA5 via SB42 and SB21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46" office:value-type="string" calcext:value-type="string">
            <text:p>Alt GRN_LED =PB13 via SB29 and SB21</text:p>
          </table:table-cell>
          <table:table-cell table:number-columns-repeated="6"/>
        </table:table-row>
        <table:table-row table:style-name="ro2" table:number-rows-repeated="104854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untsOnSchem" table:style-name="ta1">
        <table:table-column table:style-name="co5" table:number-columns-repeated="2" table:default-cell-style-name="ce96"/>
        <table:table-column table:style-name="co5" table:default-cell-style-name="Default"/>
        <table:table-row table:style-name="ro1">
          <table:table-cell table:style-name="ce9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2">
          <table:table-cell table:style-name="ce64" office:value-type="string" calcext:value-type="string">
            <text:p>Location</text:p>
          </table:table-cell>
          <table:table-cell table:style-name="ce64" office:value-type="string" calcext:value-type="string">
            <text:p>Value</text:p>
          </table:table-cell>
          <table:table-cell/>
        </table:table-row>
        <table:table-row table:style-name="ro2">
          <table:table-cell table:style-name="ce94" office:value-type="string" calcext:value-type="string">
            <text:p>SB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4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6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8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97" office:value-type="string" calcext:value-type="string">
            <text:p>SB10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97" office:value-type="string" calcext:value-type="string">
            <text:p>SB11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98" office:value-type="string" calcext:value-type="string">
            <text:p>SB1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0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97" office:value-type="string" calcext:value-type="string">
            <text:p>SB2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2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3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3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4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4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4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5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5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6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6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ce97" office:value-type="string" calcext:value-type="string">
            <text:p>SB6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SB6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R3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97" office:value-type="string" calcext:value-type="string">
            <text:p>R37</text:p>
          </table:table-cell>
          <table:table-cell table:style-name="ce9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1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21:48:49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7-07T21:52:12.411000000</dc:date>
    <meta:editing-duration>P16DT2H37M35S</meta:editing-duration>
    <meta:editing-cycles>136</meta:editing-cycles>
    <meta:generator>LibreOffice/6.3.4.2$Windows_X86_64 LibreOffice_project/60da17e045e08f1793c57c00ba83cdfce946d0aa</meta:generator>
    <meta:print-date>2018-06-28T09:11:08.630279403</meta:print-date>
    <meta:document-statistic meta:table-count="2" meta:cell-count="393" meta:object-count="0"/>
  </office:meta>
</office:document-meta>
</file>